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3836" officeooo:paragraph-rsid="001c383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vignesh@vignesh-HP-Pavilion-Laptop-15-cc1xx:~$ rosrun camera_calibration cameracalibrator.py --size 5x5 --square 0.021 image:=/usb_cam/image_raw camera:=/usb_cam</text:p>
      <text:p text:style-name="Standard">Waiting for service /usb_cam/set_camera_info ...</text:p>
      <text:p text:style-name="Standard">OK</text:p>
      <text:p text:style-name="Standard">*** Added sample 1, p_x = 0.331, p_y = 0.300, p_size = 0.654, skew = 0.113</text:p>
      <text:p text:style-name="Standard">*** Added sample 2, p_x = 0.142, p_y = 0.497, p_size = 0.655, skew = 0.106</text:p>
      <text:p text:style-name="Standard">*** Added sample 3, p_x = 0.263, p_y = 0.482, p_size = 0.627, skew = 0.168</text:p>
      <text:p text:style-name="Standard">*** Added sample 4, p_x = 0.148, p_y = 0.344, p_size = 0.616, skew = 0.126</text:p>
      <text:p text:style-name="Standard">*** Added sample 5, p_x = 0.369, p_y = 0.421, p_size = 0.547, skew = 0.167</text:p>
      <text:p text:style-name="Standard">*** Added sample 6, p_x = 0.250, p_y = 0.219, p_size = 0.636, skew = 0.057</text:p>
      <text:p text:style-name="Standard">*** Added sample 7, p_x = 0.197, p_y = 0.473, p_size = 0.473, skew = 0.095</text:p>
      <text:p text:style-name="Standard">*** Added sample 8, p_x = 0.154, p_y = 0.796, p_size = 0.558, skew = 0.021</text:p>
      <text:p text:style-name="Standard">*** Added sample 9, p_x = 0.182, p_y = 0.535, p_size = 0.603, skew = 0.017</text:p>
      <text:p text:style-name="Standard">*** Added sample 10, p_x = 0.620, p_y = 0.388, p_size = 0.514, skew = 0.398</text:p>
      <text:p text:style-name="Standard">*** Added sample 11, p_x = 0.644, p_y = 0.227, p_size = 0.552, skew = 0.347</text:p>
      <text:p text:style-name="Standard">*** Added sample 12, p_x = 0.376, p_y = 0.241, p_size = 0.529, skew = 0.094</text:p>
      <text:p text:style-name="Standard">*** Added sample 13, p_x = 0.573, p_y = 0.276, p_size = 0.520, skew = 0.102</text:p>
      <text:p text:style-name="Standard">*** Added sample 14, p_x = 0.385, p_y = 0.625, p_size = 0.567, skew = 0.053</text:p>
      <text:p text:style-name="Standard">*** Added sample 15, p_x = 0.609, p_y = 0.555, p_size = 0.567, skew = 0.053</text:p>
      <text:p text:style-name="Standard">*** Added sample 16, p_x = 0.381, p_y = 0.369, p_size = 0.461, skew = 0.031</text:p>
      <text:p text:style-name="Standard">*** Added sample 17, p_x = 0.581, p_y = 0.372, p_size = 0.401, skew = 0.046</text:p>
      <text:p text:style-name="Standard">*** Added sample 18, p_x = 0.554, p_y = 0.247, p_size = 0.427, skew = 0.013</text:p>
      <text:p text:style-name="Standard">*** Added sample 19, p_x = 0.319, p_y = 0.638, p_size = 0.198, skew = 0.066</text:p>
      <text:p text:style-name="Standard">*** Added sample 20, p_x = 0.241, p_y = 0.471, p_size = 0.264, skew = 0.142</text:p>
      <text:p text:style-name="Standard">*** Added sample 21, p_x = 0.180, p_y = 0.594, p_size = 0.247, skew = 0.081</text:p>
      <text:p text:style-name="Standard">*** Added sample 22, p_x = 0.241, p_y = 0.529, p_size = 0.213, skew = 0.236</text:p>
      <text:p text:style-name="Standard">*** Added sample 23, p_x = 0.300, p_y = 0.546, p_size = 0.239, skew = 0.411</text:p>
      <text:p text:style-name="Standard">*** Added sample 24, p_x = 0.599, p_y = 0.414, p_size = 0.233, skew = 0.381</text:p>
      <text:p text:style-name="Standard">*** Added sample 25, p_x = 0.810, p_y = 0.491, p_size = 0.239, skew = 0.341</text:p>
      <text:p text:style-name="Standard">*** Added sample 26, p_x = 0.554, p_y = 0.644, p_size = 0.177, skew = 0.157</text:p>
      <text:p text:style-name="Standard">*** Added sample 27, p_x = 0.445, p_y = 0.686, p_size = 0.181, skew = 0.017</text:p>
      <text:p text:style-name="Standard">*** Added sample 28, p_x = 0.363, p_y = 0.597, p_size = 0.164, skew = 0.349</text:p>
      <text:p text:style-name="Standard">*** Added sample 29, p_x = 0.704, p_y = 0.507, p_size = 0.230, skew = 0.147</text:p>
      <text:p text:style-name="Standard">*** Added sample 30, p_x = 0.531, p_y = 0.402, p_size = 0.209, skew = 0.148</text:p>
      <text:p text:style-name="Standard">*** Added sample 31, p_x = 0.619, p_y = 0.554, p_size = 0.230, skew = 0.072</text:p>
      <text:p text:style-name="Standard">*** Added sample 32, p_x = 0.631, p_y = 0.649, p_size = 0.227, skew = 0.239</text:p>
      <text:p text:style-name="Standard">*** Added sample 33, p_x = 0.608, p_y = 0.604, p_size = 0.211, skew = 0.373</text:p>
      <text:p text:style-name="Standard">*** Added sample 34, p_x = 0.630, p_y = 0.463, p_size = 0.232, skew = 0.230</text:p>
      <text:p text:style-name="Standard">*** Added sample 35, p_x = 0.561, p_y = 0.347, p_size = 0.228, skew = 0.044</text:p>
      <text:p text:style-name="Standard">*** Added sample 36, p_x = 0.343, p_y = 0.131, p_size = 0.252, skew = 0.028</text:p>
      <text:p text:style-name="Standard">*** Added sample 37, p_x = 0.524, p_y = 0.322, p_size = 0.223, skew = 0.307</text:p>
      <text:p text:style-name="Standard">*** Added sample 38, p_x = 0.714, p_y = 0.350, p_size = 0.223, skew = 0.453</text:p>
      <text:p text:style-name="Standard">*** Added sample 39, p_x = 0.685, p_y = 0.272, p_size = 0.239, skew = 0.359</text:p>
      <text:p text:style-name="Standard">*** Added sample 40, p_x = 0.717, p_y = 0.369, p_size = 0.229, skew = 0.265</text:p>
      <text:p text:style-name="Standard">*** Added sample 41, p_x = 0.734, p_y = 0.375, p_size = 0.230, skew = 0.075</text:p>
      <text:p text:style-name="Standard">**** Calibrating ****</text:p>
      <text:p text:style-name="Standard">mono pinhole calibration...</text:p>
      <text:p text:style-name="Standard">D = [-0.015314286843921835, 0.010552927420486071, 0.0013508497744202544, 0.0009702042359838577, 0.0]</text:p>
      <text:p text:style-name="Standard">K = [486.69571360634427, 0.0, 332.0468666469895, 0.0, 484.1177796393465, 281.25052225084767, 0.0, 0.0, 1.0]</text:p>
      <text:p text:style-name="Standard">R = [1.0, 0.0, 0.0, 0.0, 1.0, 0.0, 0.0, 0.0, 1.0]</text:p>
      <text:p text:style-name="Standard"><text:soft-page-break/>P = [484.5396316849037, 0.0, 332.76715280220463, 0.0, 0.0, 482.2241681769743, 281.9260191397327, 0.0, 0.0, 0.0, 1.0, 0.0]</text:p>
      <text:p text:style-name="Standard">None</text:p>
      <text:p text:style-name="Standard"># oST version 5.0 parameters</text:p>
      <text:p text:style-name="Standard"/>
      <text:p text:style-name="Standard"/>
      <text:p text:style-name="Standard">[image]</text:p>
      <text:p text:style-name="Standard"/>
      <text:p text:style-name="Standard">width</text:p>
      <text:p text:style-name="Standard">640</text:p>
      <text:p text:style-name="Standard"/>
      <text:p text:style-name="Standard">height</text:p>
      <text:p text:style-name="Standard">480</text:p>
      <text:p text:style-name="Standard"/>
      <text:p text:style-name="Standard">[narrow_stereo]</text:p>
      <text:p text:style-name="Standard"/>
      <text:p text:style-name="Standard">camera matrix</text:p>
      <text:p text:style-name="Standard">486.695714 0.000000 332.046867</text:p>
      <text:p text:style-name="Standard">0.000000 484.117780 281.250522</text:p>
      <text:p text:style-name="Standard">0.000000 0.000000 1.000000</text:p>
      <text:p text:style-name="Standard"/>
      <text:p text:style-name="Standard">distortion</text:p>
      <text:p text:style-name="Standard">-0.015314 0.010553 0.001351 0.000970 0.000000</text:p>
      <text:p text:style-name="Standard"/>
      <text:p text:style-name="Standard">rectification</text:p>
      <text:p text:style-name="Standard">1.000000 0.000000 0.000000</text:p>
      <text:p text:style-name="Standard">0.000000 1.000000 0.000000</text:p>
      <text:p text:style-name="Standard">0.000000 0.000000 1.000000</text:p>
      <text:p text:style-name="Standard"/>
      <text:p text:style-name="Standard">projection</text:p>
      <text:p text:style-name="Standard">484.539632 0.000000 332.767153 0.000000</text:p>
      <text:p text:style-name="Standard">0.000000 482.224168 281.926019 0.000000</text:p>
      <text:p text:style-name="Standard">0.000000 0.000000 1.000000 0.000000</text:p>
      <text:p text:style-name="Standard"/>
      <text:p text:style-name="Standard">('Wrote calibration data to', '/tmp/calibrationdata.tar.gz')</text:p>
      <text:p text:style-name="Standard">D = [-0.015314286843921835, 0.010552927420486071, 0.0013508497744202544, 0.0009702042359838577, 0.0]</text:p>
      <text:p text:style-name="Standard">K = [486.69571360634427, 0.0, 332.0468666469895, 0.0, 484.1177796393465, 281.25052225084767, 0.0, 0.0, 1.0]</text:p>
      <text:p text:style-name="Standard">R = [1.0, 0.0, 0.0, 0.0, 1.0, 0.0, 0.0, 0.0, 1.0]</text:p>
      <text:p text:style-name="Standard">P = [484.5396316849037, 0.0, 332.76715280220463, 0.0, 0.0, 482.2241681769743, 281.9260191397327, 0.0, 0.0, 0.0, 1.0, 0.0]</text:p>
      <text:p text:style-name="Standard"># oST version 5.0 parameters</text:p>
      <text:p text:style-name="Standard"/>
      <text:p text:style-name="Standard"/>
      <text:p text:style-name="Standard">[image]</text:p>
      <text:p text:style-name="Standard"/>
      <text:p text:style-name="Standard">width</text:p>
      <text:p text:style-name="Standard">640</text:p>
      <text:p text:style-name="Standard"/>
      <text:p text:style-name="Standard">height</text:p>
      <text:p text:style-name="Standard">480</text:p>
      <text:p text:style-name="Standard"><text:soft-page-break/></text:p>
      <text:p text:style-name="Standard">[narrow_stereo]</text:p>
      <text:p text:style-name="Standard"/>
      <text:p text:style-name="Standard">camera matrix</text:p>
      <text:p text:style-name="Standard">486.695714 0.000000 332.046867</text:p>
      <text:p text:style-name="Standard">0.000000 484.117780 281.250522</text:p>
      <text:p text:style-name="Standard">0.000000 0.000000 1.000000</text:p>
      <text:p text:style-name="Standard"/>
      <text:p text:style-name="Standard">distortion</text:p>
      <text:p text:style-name="Standard">-0.015314 0.010553 0.001351 0.000970 0.000000</text:p>
      <text:p text:style-name="Standard"/>
      <text:p text:style-name="Standard">rectification</text:p>
      <text:p text:style-name="Standard">1.000000 0.000000 0.000000</text:p>
      <text:p text:style-name="Standard">0.000000 1.000000 0.000000</text:p>
      <text:p text:style-name="Standard">0.000000 0.000000 1.000000</text:p>
      <text:p text:style-name="Standard"/>
      <text:p text:style-name="Standard">projection</text:p>
      <text:p text:style-name="Standard">484.539632 0.000000 332.767153 0.000000</text:p>
      <text:p text:style-name="Standard">0.000000 482.224168 281.926019 0.000000</text:p>
      <text:p text:style-name="Standard">0.000000 0.000000 1.000000 0.000000</text:p>
      <text:p text:style-name="Standard"/>
      <text:p text:style-name="Standard">QObject::~QObject: Timers cannot be stopped from another thread</text:p>
      <text:p text:style-name="Standard">vignesh@vignesh-HP-Pavilion-Laptop-15-cc1xx:~$ </text:p>
      <text:p text:style-name="Standard"/>
      <text:p text:style-name="P1">camera matrix for the logi camera</text:p>
      <text:p text:style-name="P1"/>
      <text:p text:style-name="P1"/>
      <text:p text:style-name="P1">vignesh@vignesh-HP-Pavilion-Laptop-15-cc1xx:~$ rosrun camera_calibration cameracalibrator.py --size 5x5 --square 0.0201 image:=/usb_cam/image_raw camera:=/usb_cam</text:p>
      <text:p text:style-name="P1">Waiting for service /usb_cam/set_camera_info ...</text:p>
      <text:p text:style-name="P1">OK</text:p>
      <text:p text:style-name="P1">*** Added sample 1, p_x = 0.063, p_y = 0.570, p_size = 0.290, skew = 0.024</text:p>
      <text:p text:style-name="P1">*** Added sample 2, p_x = 0.205, p_y = 0.630, p_size = 0.285, skew = 0.005</text:p>
      <text:p text:style-name="P1">*** Added sample 3, p_x = 0.071, p_y = 0.403, p_size = 0.287, skew = 0.052</text:p>
      <text:p text:style-name="P1">*** Added sample 4, p_x = 0.239, p_y = 0.420, p_size = 0.278, skew = 0.018</text:p>
      <text:p text:style-name="P1">*** Added sample 5, p_x = 0.129, p_y = 0.121, p_size = 0.302, skew = 0.108</text:p>
      <text:p text:style-name="P1">*** Added sample 6, p_x = 0.087, p_y = 0.544, p_size = 0.284, skew = 0.295</text:p>
      <text:p text:style-name="P1">*** Added sample 7, p_x = 0.389, p_y = 0.819, p_size = 0.271, skew = 0.008</text:p>
      <text:p text:style-name="P1">*** Added sample 8, p_x = 0.548, p_y = 0.460, p_size = 0.250, skew = 0.006</text:p>
      <text:p text:style-name="P1">*** Added sample 9, p_x = 0.643, p_y = 0.556, p_size = 0.266, skew = 0.075</text:p>
      <text:p text:style-name="P1">*** Added sample 10, p_x = 0.388, p_y = 0.556, p_size = 0.253, skew = 0.012</text:p>
      <text:p text:style-name="P1">*** Added sample 11, p_x = 0.407, p_y = 0.405, p_size = 0.266, skew = 0.077</text:p>
      <text:p text:style-name="P1">*** Added sample 12, p_x = 0.517, p_y = 0.453, p_size = 0.276, skew = 0.165</text:p>
      <text:p text:style-name="P1">*** Added sample 13, p_x = 0.715, p_y = 0.459, p_size = 0.276, skew = 0.052</text:p>
      <text:p text:style-name="P1">*** Added sample 14, p_x = 0.894, p_y = 0.423, p_size = 0.283, skew = 0.041</text:p>
      <text:p text:style-name="P1">*** Added sample 15, p_x = 0.901, p_y = 0.585, p_size = 0.305, skew = 0.127</text:p>
      <text:p text:style-name="P1">*** Added sample 16, p_x = 0.891, p_y = 0.443, p_size = 0.300, skew = 0.209</text:p>
      <text:p text:style-name="P1">*** Added sample 17, p_x = 0.824, p_y = 0.232, p_size = 0.307, skew = 0.454</text:p>
      <text:p text:style-name="P1">*** Added sample 18, p_x = 0.739, p_y = 0.316, p_size = 0.291, skew = 0.380</text:p>
      <text:p text:style-name="P1">*** Added sample 19, p_x = 0.694, p_y = 0.467, p_size = 0.298, skew = 0.238</text:p>
      <text:p text:style-name="P1">*** Added sample 20, p_x = 0.655, p_y = 0.380, p_size = 0.308, skew = 0.088</text:p>
      <text:p text:style-name="P1">*** Added sample 21, p_x = 0.527, p_y = 0.205, p_size = 0.319, skew = 0.094</text:p>
      <text:p text:style-name="P1"><text:soft-page-break/>*** Added sample 22, p_x = 0.497, p_y = 0.418, p_size = 0.286, skew = 0.307</text:p>
      <text:p text:style-name="P1">*** Added sample 23, p_x = 0.393, p_y = 0.889, p_size = 0.351, skew = 0.082</text:p>
      <text:p text:style-name="P1">*** Added sample 24, p_x = 0.084, p_y = 0.235, p_size = 0.334, skew = 0.492</text:p>
      <text:p text:style-name="P1">*** Added sample 25, p_x = 0.094, p_y = 0.123, p_size = 0.325, skew = 0.562</text:p>
      <text:p text:style-name="P1">*** Added sample 26, p_x = 0.111, p_y = 0.530, p_size = 0.348, skew = 0.479</text:p>
      <text:p text:style-name="P1">*** Added sample 27, p_x = 0.127, p_y = 0.493, p_size = 0.521, skew = 0.176</text:p>
      <text:p text:style-name="P1">*** Added sample 28, p_x = 0.115, p_y = 0.222, p_size = 0.534, skew = 0.122</text:p>
      <text:p text:style-name="P1">*** Added sample 29, p_x = 0.241, p_y = 0.435, p_size = 0.475, skew = 0.127</text:p>
      <text:p text:style-name="P1">*** Added sample 30, p_x = 0.267, p_y = 0.756, p_size = 0.478, skew = 0.122</text:p>
      <text:p text:style-name="P1">*** Added sample 31, p_x = 0.367, p_y = 0.486, p_size = 0.448, skew = 0.095</text:p>
      <text:p text:style-name="P1">*** Added sample 32, p_x = 0.523, p_y = 0.574, p_size = 0.438, skew = 0.216</text:p>
      <text:p text:style-name="P1">*** Added sample 33, p_x = 0.883, p_y = 0.762, p_size = 0.439, skew = 0.092</text:p>
      <text:p text:style-name="P1">*** Added sample 34, p_x = 0.916, p_y = 0.657, p_size = 0.421, skew = 0.253</text:p>
      <text:p text:style-name="P1">*** Added sample 35, p_x = 0.738, p_y = 0.656, p_size = 0.436, skew = 0.245</text:p>
      <text:p text:style-name="P1">**** Calibrating ****</text:p>
      <text:p text:style-name="P1">mono pinhole calibration...</text:p>
      <text:p text:style-name="P1">D = [0.03018090750318232, 0.14677562590767443, 0.0003970510118694169, -0.012457738865256952, 0.0]</text:p>
      <text:p text:style-name="P1">K = [794.5324428989027, 0.0, 287.1463077155482, 0.0, 793.915658900354, 240.33004146867466, 0.0, 0.0, 1.0]</text:p>
      <text:p text:style-name="P1">R = [1.0, 0.0, 0.0, 0.0, 1.0, 0.0, 0.0, 0.0, 1.0]</text:p>
      <text:p text:style-name="P1">P = [805.5326493954259, 0.0, 282.85666708622, 0.0, 0.0, 811.0700897811595, 240.43566129597062, 0.0, 0.0, 0.0, 1.0, 0.0]</text:p>
      <text:p text:style-name="P1">None</text:p>
      <text:p text:style-name="P1"># oST version 5.0 parameters</text:p>
      <text:p text:style-name="P1"/>
      <text:p text:style-name="P1"/>
      <text:p text:style-name="P1">[image]</text:p>
      <text:p text:style-name="P1"/>
      <text:p text:style-name="P1">width</text:p>
      <text:p text:style-name="P1">640</text:p>
      <text:p text:style-name="P1"/>
      <text:p text:style-name="P1">height</text:p>
      <text:p text:style-name="P1">480</text:p>
      <text:p text:style-name="P1"/>
      <text:p text:style-name="P1">[narrow_stereo]</text:p>
      <text:p text:style-name="P1"/>
      <text:p text:style-name="P1">camera matrix</text:p>
      <text:p text:style-name="P1">794.532443 0.000000 287.146308</text:p>
      <text:p text:style-name="P1">0.000000 793.915659 240.330041</text:p>
      <text:p text:style-name="P1">0.000000 0.000000 1.000000</text:p>
      <text:p text:style-name="P1"/>
      <text:p text:style-name="P1">distortion</text:p>
      <text:p text:style-name="P1">0.030181 0.146776 0.000397 -0.012458 0.000000</text:p>
      <text:p text:style-name="P1"/>
      <text:p text:style-name="P1">rectification</text:p>
      <text:p text:style-name="P1">1.000000 0.000000 0.000000</text:p>
      <text:p text:style-name="P1">0.000000 1.000000 0.000000</text:p>
      <text:p text:style-name="P1">0.000000 0.000000 1.000000</text:p>
      <text:p text:style-name="P1"/>
      <text:p text:style-name="P1">projection</text:p>
      <text:p text:style-name="P1">805.532649 0.000000 282.856667 0.000000</text:p>
      <text:p text:style-name="P1"><text:soft-page-break/>0.000000 811.070090 240.435661 0.000000</text:p>
      <text:p text:style-name="P1">0.000000 0.000000 1.000000 0.000000</text:p>
      <text:p text:style-name="P1"/>
      <text:p text:style-name="P1">('Wrote calibration data to', '/tmp/calibrationdata.tar.gz')</text:p>
      <text:p text:style-name="P1">D = [0.03018090750318232, 0.14677562590767443, 0.0003970510118694169, -0.012457738865256952, 0.0]</text:p>
      <text:p text:style-name="P1">K = [794.5324428989027, 0.0, 287.1463077155482, 0.0, 793.915658900354, 240.33004146867466, 0.0, 0.0, 1.0]</text:p>
      <text:p text:style-name="P1">R = [1.0, 0.0, 0.0, 0.0, 1.0, 0.0, 0.0, 0.0, 1.0]</text:p>
      <text:p text:style-name="P1">P = [805.5326493954259, 0.0, 282.85666708622, 0.0, 0.0, 811.0700897811595, 240.43566129597062, 0.0, 0.0, 0.0, 1.0, 0.0]</text:p>
      <text:p text:style-name="P1"># oST version 5.0 parameters</text:p>
      <text:p text:style-name="P1"/>
      <text:p text:style-name="P1"/>
      <text:p text:style-name="P1">[image]</text:p>
      <text:p text:style-name="P1"/>
      <text:p text:style-name="P1">width</text:p>
      <text:p text:style-name="P1">640</text:p>
      <text:p text:style-name="P1"/>
      <text:p text:style-name="P1">height</text:p>
      <text:p text:style-name="P1">480</text:p>
      <text:p text:style-name="P1"/>
      <text:p text:style-name="P1">[narrow_stereo]</text:p>
      <text:p text:style-name="P1"/>
      <text:p text:style-name="P1">camera matrix</text:p>
      <text:p text:style-name="P1">794.532443 0.000000 287.146308</text:p>
      <text:p text:style-name="P1">0.000000 793.915659 240.330041</text:p>
      <text:p text:style-name="P1">0.000000 0.000000 1.000000</text:p>
      <text:p text:style-name="P1"/>
      <text:p text:style-name="P1">distortion</text:p>
      <text:p text:style-name="P1">0.030181 0.146776 0.000397 -0.012458 0.000000</text:p>
      <text:p text:style-name="P1"/>
      <text:p text:style-name="P1">rectification</text:p>
      <text:p text:style-name="P1">1.000000 0.000000 0.000000</text:p>
      <text:p text:style-name="P1">0.000000 1.000000 0.000000</text:p>
      <text:p text:style-name="P1">0.000000 0.000000 1.000000</text:p>
      <text:p text:style-name="P1"/>
      <text:p text:style-name="P1">projection</text:p>
      <text:p text:style-name="P1">805.532649 0.000000 282.856667 0.000000</text:p>
      <text:p text:style-name="P1">0.000000 811.070090 240.435661 0.000000</text:p>
      <text:p text:style-name="P1">0.000000 0.000000 1.000000 0.000000</text:p>
      <text:p text:style-name="P1"/>
      <text:p text:style-name="P1">QObject::~QObject: Timers cannot be stopped from another thread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1-17T20:18:32.964535536</meta:creation-date>
    <dc:date>2023-11-17T21:03:59.940878242</dc:date>
    <meta:editing-duration>PT48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5" meta:paragraph-count="194" meta:word-count="1675" meta:character-count="9769" meta:non-whitespace-character-count="8291"/>
  </office:meta>
</office:document-meta>
</file>